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Carlito" svg:font-family="Carlito" style:font-family-generic="swiss" style:font-pitch="variable"/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Carlito" officeooo:rsid="00028e32" officeooo:paragraph-rsid="00028e32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Carlito"/>
    </style:style>
    <style:style style:name="T1" style:family="text">
      <style:text-properties style:font-name="Carlito"/>
    </style:style>
    <style:style style:name="gr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3.036cm" fo:min-width="5.5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2.17cm" fo:min-width="3.52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 style:parent-style-name="Frame">
      <style:graphic-properties draw:textarea-horizontal-align="justify" draw:textarea-vertical-align="middle" draw:auto-grow-height="false" fo:min-height="2.928cm" fo:min-width="8.1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2" draw:text-style-name="P3" svg:width="9.173cm" svg:height="3.035cm" svg:x="1.586cm" svg:y="1.662cm"><text:p text:style-name="P2"><text:span text:style-name="T1">Prompt for interest rate, principal, and years to save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" draw:name="Shape 2" draw:style-name="gr4" svg:width="8.15cm" svg:height="2.929cm" svg:x="8.289cm" svg:y="12.562cm"><text:p text:style-name="P1">Calculation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name="Shape 3" draw:style-name="gr3" draw:text-style-name="P3" svg:width="7.056cm" svg:height="4.34cm" svg:x="2.115cm" svg:y="6.354cm"><text:p text:style-name="P2"><text:span text:style-name="T1">For number of year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3" draw:name="Shape 4" draw:style-name="gr2" draw:text-style-name="P3" svg:width="9.173cm" svg:height="3.035cm" svg:x="7.689cm" svg:y="17.043cm"><text:p text:style-name="P2"><text:span text:style-name="T1">Outputs for that year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4" draw:name="Vertical line 1" draw:style-name="gr1" draw:text-style-name="P2" svg:x1="5.607cm" svg:y1="4.695cm" svg:x2="5.607cm" svg:y2="6.353cm"><text:p/></draw:line><draw:line text:anchor-type="paragraph" draw:z-index="5" draw:name="Vertical line 2" draw:style-name="gr1" draw:text-style-name="P2" svg:x1="9.17cm" svg:y1="8.576cm" svg:x2="11.075cm" svg:y2="12.562cm"><text:p/></draw:line><draw:line text:anchor-type="paragraph" draw:z-index="6" draw:name="Vertical line 3" draw:style-name="gr1" draw:text-style-name="P2" svg:x1="12.134cm" svg:y1="15.385cm" svg:x2="12.134cm" svg:y2="17.043cm"><text:p/></draw:line><draw:line text:anchor-type="paragraph" draw:z-index="7" draw:name="Vertical line 4" draw:style-name="gr1" draw:text-style-name="P2" svg:x1="8.536cm" svg:y1="18.631cm" svg:x2="5.678cm" svg:y2="10.693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Carlito" svg:font-family="Carlito" style:font-family-generic="swiss" style:font-pitch="variable"/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14:10:37.698663915</meta:creation-date>
    <dc:date>2022-10-14T14:19:26.342360035</dc:date>
    <meta:editing-duration>PT8M49S</meta:editing-duration>
    <meta:editing-cycles>1</meta:editing-cycles>
    <meta:generator>LibreOffice/7.3.6.2$Linux_X86_64 LibreOffice_project/30$Build-2</meta:generator>
    <meta:document-statistic meta:table-count="0" meta:image-count="0" meta:object-count="0" meta:page-count="1" meta:paragraph-count="1" meta:word-count="1" meta:character-count="12" meta:non-whitespace-character-count="12"/>
  </office:meta>
</office:document-meta>
</file>